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02000003454A27C11470639E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15.335cm, 8.816cm, 6.511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-1.801cm, 8.816cm, 27.074cm)" draw:image-opacity="100%" style:mirror="none"/>
    </style:style>
    <style:style style:name="gr3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05cm" fo:min-width="1.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944cm" fo:min-width="1.7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8.799cm" svg:height="6.222cm" svg:x="5.101cm" svg:y="12.5cm">
          <draw:image xlink:href="Pictures/1000020100000602000003454A27C11470639E5B.png" xlink:type="simple" xlink:show="embed" xlink:actuate="onLoad">
            <text:p/>
          </draw:image>
        </draw:frame>
        <draw:frame draw:style-name="gr2" draw:text-style-name="P1" draw:layer="layout" svg:width="7.199cm" svg:height="6.222cm" svg:x="12.1cm" svg:y="12.478cm">
          <draw:image xlink:href="Pictures/1000020100000602000003454A27C11470639E5B.png" xlink:type="simple" xlink:show="embed" xlink:actuate="onLoad">
            <text:p/>
          </draw:image>
        </draw:frame>
        <draw:custom-shape draw:style-name="gr3" draw:text-style-name="P2" draw:layer="layout" svg:width="2.4cm" svg:height="1.3cm" svg:x="6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1.3cm" svg:x="14.1cm" svg:y="13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2:55:37.461000000</meta:creation-date>
    <dc:date>2021-08-11T12:57:10.725000000</dc:date>
    <meta:editing-duration>PT1M33S</meta:editing-duration>
    <meta:editing-cycles>1</meta:editing-cycles>
    <meta:document-statistic meta:object-count="4"/>
    <meta:generator>LibreOffice/5.2.7.2$Windows_X86_64 LibreOffice_project/2b7f1e640c46ceb28adf43ee075a6e8b8439ed10</meta:generator>
  </office:meta>
</office:document-meta>
</file>